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F477C798F5DFC34C4F.jpg" manifest:media-type="image/jpeg"/>
  <manifest:file-entry manifest:full-path="Pictures/10000000000001F4000001F4312221D34D82D82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18pt" style:font-size-complex="18pt"/>
    </style:style>
    <style:style style:name="P3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17cm" svg:height="13.2cm" svg:x="1.5cm" svg:y="3.3cm">
          <draw:image xlink:href="Pictures/10000000000001F4000001F4312221D34D82D82C.jpg" xlink:type="simple" xlink:show="embed" xlink:actuate="onLoad">
            <text:p/>
          </draw:image>
        </draw:frame>
        <draw:frame draw:style-name="gr1" draw:text-style-name="P1" draw:layer="layout" svg:width="13.228cm" svg:height="13.228cm" svg:x="15cm" svg:y="3.3cm">
          <draw:image xlink:href="Pictures/10000000000001F4000001F477C798F5DFC34C4F.jpg" xlink:type="simple" xlink:show="embed" xlink:actuate="onLoad">
            <text:p/>
          </draw:image>
        </draw:frame>
        <draw:frame draw:style-name="gr2" draw:text-style-name="P3" draw:layer="layout" svg:width="5.4cm" svg:height="2.3cm" svg:x="6cm" svg:y="16.9cm">
          <draw:text-box>
            <text:p text:style-name="P2"><text:span text:style-name="T1">(1)</text:span></text:p>
          </draw:text-box>
        </draw:frame>
        <draw:frame draw:style-name="gr2" draw:text-style-name="P3" draw:layer="layout" svg:width="5.4cm" svg:height="2.3cm" svg:x="19.9cm" svg:y="16.9cm">
          <draw:text-box>
            <text:p text:style-name="P2"><text:span text:style-name="T1">(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20:49:29.430789219</meta:creation-date>
    <dc:date>2020-06-01T20:53:45.026575067</dc:date>
    <meta:editing-duration>PT4M15S</meta:editing-duration>
    <meta:editing-cycles>1</meta:editing-cycles>
    <meta:generator>LibreOffice/6.0.7.3$Linux_X86_64 LibreOffice_project/00m0$Build-3</meta:generator>
    <meta:document-statistic meta:object-count="4"/>
  </office:meta>
</office:document-meta>
</file>